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0.8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4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1nf céramique 0805</text:p>
          </table:table-cell>
          <table:table-cell office:value-type="float" office:value="100" calcext:value-type="float">
            <text:p>100</text:p>
          </table:table-cell>
          <table:table-cell office:value-type="float" office:value="0.0122" calcext:value-type="float">
            <text:p>0,0122</text:p>
          </table:table-cell>
          <table:table-cell table:style-name="ce4" table:formula="of:=[.B2]*[.C2]" office:value-type="currency" office:currency="EUR" office:value="1.22" calcext:value-type="currency">
            <text:p>1,22 €</text:p>
          </table:table-cell>
          <table:table-cell/>
          <table:table-cell office:value-type="string" calcext:value-type="string">
            <text:p><text:a xlink:href="http://fr.farnell.com/multicomp/mcsh21b102k250ct/condensateur-mlcc-x7r-1nf-25v/dp/1856454" xlink:type="simple">http://fr.farnell.com/multicomp/mcsh21b102k250ct/condensateur-mlcc-x7r-1nf-25v/dp/1856454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0µF 50V CMS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,0200</text:p>
          </table:table-cell>
          <table:table-cell table:style-name="ce4" table:formula="of:=[.B3]*[.C3]" office:value-type="currency" office:currency="EUR" office:value="4.08" calcext:value-type="currency">
            <text:p>4,08 €</text:p>
          </table:table-cell>
          <table:table-cell/>
          <table:table-cell office:value-type="string" calcext:value-type="string">
            <text:p>http://fr.farnell.com/panasonic-electronic-components/eeeft1h221ap/condensateur-elec-alu-220uf-50v/dp/18684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0µF 10V CMS</text:p>
          </table:table-cell>
          <table:table-cell office:value-type="float" office:value="10" calcext:value-type="float">
            <text:p>10</text:p>
          </table:table-cell>
          <table:table-cell office:value-type="float" office:value="0.849" calcext:value-type="float">
            <text:p>0,8490</text:p>
          </table:table-cell>
          <table:table-cell table:style-name="ce4" table:formula="of:=[.B4]*[.C4]" office:value-type="currency" office:currency="EUR" office:value="8.49" calcext:value-type="currency">
            <text:p>8,49 €</text:p>
          </table:table-cell>
          <table:table-cell/>
          <table:table-cell office:value-type="string" calcext:value-type="string">
            <text:p>http://fr.farnell.com/panasonic-electronic-components/eeefp1a681ap/condensateur-elec-alu-680uf-10v/dp/15395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µF 50V Cms</text:p>
          </table:table-cell>
          <table:table-cell office:value-type="float" office:value="50" calcext:value-type="float">
            <text:p>50</text:p>
          </table:table-cell>
          <table:table-cell office:value-type="float" office:value="0.202" calcext:value-type="float">
            <text:p>0,2020</text:p>
          </table:table-cell>
          <table:table-cell table:style-name="ce4" table:formula="of:=[.B5]*[.C5]" office:value-type="currency" office:currency="EUR" office:value="10.1" calcext:value-type="currency">
            <text:p>10,10 €</text:p>
          </table:table-cell>
          <table:table-cell/>
          <table:table-cell office:value-type="string" calcext:value-type="string">
            <text:p><text:a xlink:href="http://fr.farnell.com/panasonic-electronic-components/eeefth100uar/condensateur-elec-alu-10uf-50v/dp/1868422" xlink:type="simple">http://fr.farnell.com/panasonic-electronic-components/eeefth100uar/condensateur-elec-alu-10uf-50v/dp/186842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ode zener 12V SOD123</text:p>
          </table:table-cell>
          <table:table-cell office:value-type="float" office:value="5" calcext:value-type="float">
            <text:p>5</text:p>
          </table:table-cell>
          <table:table-cell office:value-type="float" office:value="0.184" calcext:value-type="float">
            <text:p>0,1840</text:p>
          </table:table-cell>
          <table:table-cell table:style-name="ce4" table:formula="of:=[.B6]*[.C6]" office:value-type="currency" office:currency="EUR" office:value="0.92" calcext:value-type="currency">
            <text:p>0,92 €</text:p>
          </table:table-cell>
          <table:table-cell/>
          <table:table-cell office:value-type="string" calcext:value-type="string">
            <text:p><text:a xlink:href="http://fr.farnell.com/multicomp/bzt52c12/diode-zener-0-41w-sod-123/dp/1466559" xlink:type="simple">http://fr.farnell.com/multicomp/bzt52c12/diode-zener-0-41w-sod-123/dp/1466559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ode BAS70-04 SOT23</text:p>
          </table:table-cell>
          <table:table-cell office:value-type="float" office:value="25" calcext:value-type="float">
            <text:p>25</text:p>
          </table:table-cell>
          <table:table-cell office:value-type="float" office:value="0.065" calcext:value-type="float">
            <text:p>0,0650</text:p>
          </table:table-cell>
          <table:table-cell table:style-name="ce4" table:formula="of:=[.B7]*[.C7]" office:value-type="currency" office:currency="EUR" office:value="1.625" calcext:value-type="currency">
            <text:p>1,63 €</text:p>
          </table:table-cell>
          <table:table-cell/>
          <table:table-cell office:value-type="string" calcext:value-type="string">
            <text:p>http://fr.farnell.com/vishay-semiconductor/bas70-04-e3-08/diode-petit-signal-70v-sot23-3/dp/2420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ode verste CMS 0805</text:p>
          </table:table-cell>
          <table:table-cell office:value-type="float" office:value="20" calcext:value-type="float">
            <text:p>20</text:p>
          </table:table-cell>
          <table:table-cell office:value-type="float" office:value="0.0889" calcext:value-type="float">
            <text:p>0,0889</text:p>
          </table:table-cell>
          <table:table-cell table:style-name="ce4" table:formula="of:=[.B8]*[.C8]" office:value-type="currency" office:currency="EUR" office:value="1.778" calcext:value-type="currency">
            <text:p>1,78 €</text:p>
          </table:table-cell>
          <table:table-cell/>
          <table:table-cell office:value-type="string" calcext:value-type="string">
            <text:p><text:a xlink:href="http://fr.farnell.com/kingbright/kpt-2012sgc/led-vert-0805-cms/dp/2099239" xlink:type="simple">http://fr.farnell.com/kingbright/kpt-2012sgc/led-vert-0805-cms/dp/2099239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100 CMS 0805</text:p>
          </table:table-cell>
          <table:table-cell office:value-type="float" office:value="50" calcext:value-type="float">
            <text:p>50</text:p>
          </table:table-cell>
          <table:table-cell office:value-type="float" office:value="0.0236" calcext:value-type="float">
            <text:p>0,0236</text:p>
          </table:table-cell>
          <table:table-cell table:style-name="ce4" table:formula="of:=[.B9]*[.C9]" office:value-type="currency" office:currency="EUR" office:value="1.18" calcext:value-type="currency">
            <text:p>1,18 €</text:p>
          </table:table-cell>
          <table:table-cell/>
          <table:table-cell office:value-type="string" calcext:value-type="string">
            <text:p><text:a xlink:href="http://fr.farnell.com/bourns/cr0805-jw-101elf/resistance-couche-epaisse-100r/dp/2333586" xlink:type="simple">http://fr.farnell.com/bourns/cr0805-jw-101elf/resistance-couche-epaisse-100r/dp/2333586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1K CMS 0805</text:p>
          </table:table-cell>
          <table:table-cell office:value-type="float" office:value="50" calcext:value-type="float">
            <text:p>50</text:p>
          </table:table-cell>
          <table:table-cell office:value-type="float" office:value="0.0653" calcext:value-type="float">
            <text:p>0,0653</text:p>
          </table:table-cell>
          <table:table-cell table:style-name="ce4" table:formula="of:=[.B10]*[.C10]" office:value-type="currency" office:currency="EUR" office:value="3.265" calcext:value-type="currency">
            <text:p>3,27 €</text:p>
          </table:table-cell>
          <table:table-cell/>
          <table:table-cell office:value-type="string" calcext:value-type="string">
            <text:p><text:a xlink:href="http://fr.farnell.com/welwyn/wcr0805-1k0fi/resistance-0805-1k/dp/1099800" xlink:type="simple">http://fr.farnell.com/welwyn/wcr0805-1k0fi/resistance-0805-1k/dp/1099800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2,2K CMS 0805</text:p>
          </table:table-cell>
          <table:table-cell office:value-type="float" office:value="50" calcext:value-type="float">
            <text:p>50</text:p>
          </table:table-cell>
          <table:table-cell office:value-type="float" office:value="0.0236" calcext:value-type="float">
            <text:p>0,0236</text:p>
          </table:table-cell>
          <table:table-cell table:style-name="ce4" table:formula="of:=[.B11]*[.C11]" office:value-type="currency" office:currency="EUR" office:value="1.18" calcext:value-type="currency">
            <text:p>1,18 €</text:p>
          </table:table-cell>
          <table:table-cell/>
          <table:table-cell office:value-type="string" calcext:value-type="string">
            <text:p><text:a xlink:href="http://fr.farnell.com/bourns/cr0805-jw-222elf/resistance-couche-epaisse-2-2k/dp/2333608" xlink:type="simple">http://fr.farnell.com/bourns/cr0805-jw-222elf/resistance-couche-epaisse-2-2k/dp/233360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10K CMS 0805</text:p>
          </table:table-cell>
          <table:table-cell office:value-type="float" office:value="50" calcext:value-type="float">
            <text:p>50</text:p>
          </table:table-cell>
          <table:table-cell office:value-type="float" office:value="0.0229" calcext:value-type="float">
            <text:p>0,0229</text:p>
          </table:table-cell>
          <table:table-cell table:style-name="ce4" table:formula="of:=[.B12]*[.C12]" office:value-type="currency" office:currency="EUR" office:value="1.145" calcext:value-type="currency">
            <text:p>1,15 €</text:p>
          </table:table-cell>
          <table:table-cell/>
          <table:table-cell office:value-type="string" calcext:value-type="string">
            <text:p><text:a xlink:href="http://fr.farnell.com/panasonic-electronic-components/erj6geyj103v/resistance-0805-10k-5-0-125w/dp/2057719" xlink:type="simple">http://fr.farnell.com/panasonic-electronic-components/erj6geyj103v/resistance-0805-10k-5-0-125w/dp/2057719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56K CMS 0805</text:p>
          </table:table-cell>
          <table:table-cell office:value-type="float" office:value="50" calcext:value-type="float">
            <text:p>50</text:p>
          </table:table-cell>
          <table:table-cell office:value-type="float" office:value="0.0243" calcext:value-type="float">
            <text:p>0,0243</text:p>
          </table:table-cell>
          <table:table-cell table:style-name="ce4" table:formula="of:=[.B13]*[.C13]" office:value-type="currency" office:currency="EUR" office:value="1.215" calcext:value-type="currency">
            <text:p>1,22 €</text:p>
          </table:table-cell>
          <table:table-cell/>
          <table:table-cell office:value-type="string" calcext:value-type="string">
            <text:p><text:a xlink:href="http://fr.farnell.com/yageo-phycomp/rc0805jr-0756kl/resistance-rc11-0805-56k/dp/9234225" xlink:type="simple">http://fr.farnell.com/yageo-phycomp/rc0805jr-0756kl/resistance-rc11-0805-56k/dp/9234225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ésistance 82K CMS 0805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,0150</text:p>
          </table:table-cell>
          <table:table-cell table:style-name="ce4" table:formula="of:=[.B14]*[.C14]" office:value-type="currency" office:currency="EUR" office:value="0.15" calcext:value-type="currency">
            <text:p>0,15 €</text:p>
          </table:table-cell>
          <table:table-cell/>
          <table:table-cell office:value-type="string" calcext:value-type="string">
            <text:p><text:a xlink:href="http://fr.farnell.com/te-connectivity/crgh0805j82k/resistance-puissance-82k-0-33w/dp/2331821" xlink:type="simple">http://fr.farnell.com/te-connectivity/crgh0805j82k/resistance-puissance-82k-0-33w/dp/2331821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gulateur 5V SOT89</text:p>
          </table:table-cell>
          <table:table-cell office:value-type="float" office:value="10" calcext:value-type="float">
            <text:p>10</text:p>
          </table:table-cell>
          <table:table-cell office:value-type="float" office:value="0.218" calcext:value-type="float">
            <text:p>0,2180</text:p>
          </table:table-cell>
          <table:table-cell table:style-name="ce4" table:formula="of:=[.B15]*[.C15]" office:value-type="currency" office:currency="EUR" office:value="2.18" calcext:value-type="currency">
            <text:p>2,18 €</text:p>
          </table:table-cell>
          <table:table-cell/>
          <table:table-cell office:value-type="string" calcext:value-type="string">
            <text:p><text:a xlink:href="http://fr.farnell.com/stmicroelectronics/l78l05abutr/regulateur-5v-cms/dp/1467762" xlink:type="simple">http://fr.farnell.com/stmicroelectronics/l78l05abutr/regulateur-5v-cms/dp/146776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gulateur 12V SOT89</text:p>
          </table:table-cell>
          <table:table-cell office:value-type="float" office:value="5" calcext:value-type="float">
            <text:p>5</text:p>
          </table:table-cell>
          <table:table-cell office:value-type="float" office:value="0.368" calcext:value-type="float">
            <text:p>0,3680</text:p>
          </table:table-cell>
          <table:table-cell table:style-name="ce4" table:formula="of:=[.B16]*[.C16]" office:value-type="currency" office:currency="EUR" office:value="1.84" calcext:value-type="currency">
            <text:p>1,84 €</text:p>
          </table:table-cell>
          <table:table-cell/>
          <table:table-cell office:value-type="string" calcext:value-type="string">
            <text:p>http://fr.farnell.com/stmicroelectronics/l78l12acutr/ic-reg-ldo-12v-100ma-sot89/dp/15643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tz 16Mhz CM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00</text:p>
          </table:table-cell>
          <table:table-cell table:style-name="ce4" table:formula="of:=[.B17]*[.C17]" office:value-type="currency" office:currency="EUR" office:value="3.16" calcext:value-type="currency">
            <text:p>3,16 €</text:p>
          </table:table-cell>
          <table:table-cell/>
          <table:table-cell office:value-type="string" calcext:value-type="string">
            <text:p>http://fr.farnell.com/txc/7m-16-000maaj-t/xtal-16-000mhz-18pf-smd-3-2x2/dp/184206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ésistance 1206 0Ohm</text:p>
          </table:table-cell>
          <table:table-cell office:value-type="float" office:value="50" calcext:value-type="float">
            <text:p>50</text:p>
          </table:table-cell>
          <table:table-cell office:value-type="float" office:value="0.025" calcext:value-type="float">
            <text:p>0,0250</text:p>
          </table:table-cell>
          <table:table-cell table:style-name="ce4" table:formula="of:=[.B18]*[.C18]" office:value-type="currency" office:currency="EUR" office:value="1.25" calcext:value-type="currency">
            <text:p>1,25 €</text:p>
          </table:table-cell>
          <table:table-cell/>
          <table:table-cell office:value-type="string" calcext:value-type="string">
            <text:p>http://fr.farnell.com/vishay-draloric/crcw12060000z0ea/resistance-0r-0-25w-jumper-1206/dp/1469963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/>
          <table:table-cell table:number-columns-repeated="1020"/>
        </table:table-row>
        <table:table-row table:style-name="ro3">
          <table:table-cell office:value-type="string" calcext:value-type="string">
            <text:p>Résistance 6,8 CMS 1206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,0690</text:p>
          </table:table-cell>
          <table:table-cell table:style-name="ce4" table:formula="of:=[.B20]*[.C20]" office:value-type="currency" office:currency="EUR" office:value="0.69" calcext:value-type="currency">
            <text:p>0,69 €</text:p>
          </table:table-cell>
          <table:table-cell/>
          <table:table-cell office:value-type="string" calcext:value-type="string">
            <text:p><text:a xlink:href="http://fr.farnell.com/panasonic-electronic-components/erjt08j6r8v/resistance-anti-impulsion-1206/dp/1577462" xlink:type="simple">http://fr.farnell.com/panasonic-electronic-components/erjt08j6r8v/resistance-anti-impulsion-1206/dp/157746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ode CD1206-S01575</text:p>
          </table:table-cell>
          <table:table-cell office:value-type="float" office:value="10" calcext:value-type="float">
            <text:p>10</text:p>
          </table:table-cell>
          <table:table-cell office:value-type="float" office:value="0.0718" calcext:value-type="float">
            <text:p>0,0718</text:p>
          </table:table-cell>
          <table:table-cell table:style-name="ce4" table:formula="of:=[.B21]*[.C21]" office:value-type="currency" office:currency="EUR" office:value="0.718" calcext:value-type="currency">
            <text:p>0,72 €</text:p>
          </table:table-cell>
          <table:table-cell/>
          <table:table-cell office:value-type="string" calcext:value-type="string">
            <text:p><text:a xlink:href="http://fr.farnell.com/bourns/cd1206-s01575/diode-commutation-100v-150ma-1206/dp/2211947" xlink:type="simple">http://fr.farnell.com/bourns/cd1206-s01575/diode-commutation-100v-150ma-1206/dp/2211947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,7µF 25V 1206</text:p>
          </table:table-cell>
          <table:table-cell office:value-type="float" office:value="10" calcext:value-type="float">
            <text:p>10</text:p>
          </table:table-cell>
          <table:table-cell office:value-type="float" office:value="0.0628" calcext:value-type="float">
            <text:p>0,0628</text:p>
          </table:table-cell>
          <table:table-cell table:style-name="ce4" table:formula="of:=[.B22]*[.C22]" office:value-type="currency" office:currency="EUR" office:value="0.628" calcext:value-type="currency">
            <text:p>0,63 €</text:p>
          </table:table-cell>
          <table:table-cell/>
          <table:table-cell office:value-type="string" calcext:value-type="string">
            <text:p><text:a xlink:href="http://fr.farnell.com/multicomp/mc1206f475z250ct/condensateur-mlcc5v-4-7uf-25v-1206/dp/1759452" xlink:type="simple">http://fr.farnell.com/multicomp/mc1206f475z250ct/condensateur-mlcc5v-4-7uf-25v-1206/dp/175945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73933MX <text:s/>DRIVER</text:p>
          </table:table-cell>
          <table:table-cell office:value-type="float" office:value="3" calcext:value-type="float">
            <text:p>3</text:p>
          </table:table-cell>
          <table:table-cell office:value-type="float" office:value="1.83" calcext:value-type="float">
            <text:p>1,8300</text:p>
          </table:table-cell>
          <table:table-cell table:style-name="ce4" table:formula="of:=[.B23]*[.C23]" office:value-type="currency" office:currency="EUR" office:value="5.49" calcext:value-type="currency">
            <text:p>5,49 €</text:p>
          </table:table-cell>
          <table:table-cell/>
          <table:table-cell office:value-type="string" calcext:value-type="string">
            <text:p><text:a xlink:href="http://fr.farnell.com/fairchild-semiconductor/fan73933mx/driver-gate-half-bridge-3a-14sop/dp/2083878?ost=fan73933" xlink:type="simple">http://fr.farnell.com/fairchild-semiconductor/fan73933mx/driver-gate-half-bridge-3a-14sop/dp/2083878?ost=fan73933</text:a></text:p>
          </table:table-cell>
          <table:table-cell table:number-columns-repeated="1018"/>
        </table:table-row>
        <table:table-row table:style-name="ro3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3"/>
          <table:table-cell table:style-name="ce4" table:formula="of:=SUM([.D2:.D26])" office:value-type="currency" office:currency="EUR" office:value="52.304" calcext:value-type="currency">
            <text:p>52,30 €</text:p>
          </table:table-cell>
          <table:table-cell table:number-columns-repeated="1020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9:08:32.251436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8:42:39.100776162</meta:creation-date>
    <dc:date>2015-03-04T19:22:01.164269501</dc:date>
    <meta:editing-duration>PT1H26M26S</meta:editing-duration>
    <meta:editing-cycles>19</meta:editing-cycles>
    <meta:generator>LibreOffice/4.2.7.2$Linux_X86_64 LibreOffice_project/420m0$Build-2</meta:generator>
    <meta:document-statistic meta:table-count="1" meta:cell-count="106" meta:object-count="0"/>
  </office:meta>
</office:document-meta>
</file>